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09.84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ediaEModaCompleto_A</text:p>
          </table:table-cell>
          <table:table-cell office:value-type="string" calcext:value-type="string">
            <text:p>MediaEModaCompleto</text:p>
          </table:table-cell>
          <table:table-cell office:value-type="string" calcext:value-type="string">
            <text:p>MediaEModaMesmaClasse_A</text:p>
          </table:table-cell>
          <table:table-cell office:value-type="string" calcext:value-type="string">
            <text:p>MediaEModaMesmaClasse</text:p>
          </table:table-cell>
          <table:table-cell office:value-type="string" calcext:value-type="string">
            <text:p>kNNCompleto_A</text:p>
          </table:table-cell>
          <table:table-cell office:value-type="string" calcext:value-type="string">
            <text:p>kNNCompleto</text:p>
          </table:table-cell>
          <table:table-cell office:value-type="string" calcext:value-type="string">
            <text:p>kNNMesmaClasse_A</text:p>
          </table:table-cell>
          <table:table-cell office:value-type="string" calcext:value-type="string">
            <text:p>kNNMesmaClasse</text:p>
          </table:table-cell>
        </table:table-row>
        <table:table-row table:style-name="ro1">
          <table:table-cell office:value-type="string" calcext:value-type="string">
            <text:p>2Year</text:p>
          </table:table-cell>
          <table:table-cell office:value-type="float" office:value="92.9808784743356" calcext:value-type="float">
            <text:p>92.9808784743356</text:p>
          </table:table-cell>
          <table:table-cell office:value-type="float" office:value="96.1382126191925" calcext:value-type="float">
            <text:p>96.1382126191925</text:p>
          </table:table-cell>
          <table:table-cell office:value-type="float" office:value="95.1352201257862" calcext:value-type="float">
            <text:p>95.1352201257862</text:p>
          </table:table-cell>
          <table:table-cell office:value-type="float" office:value="96.0951004260499" calcext:value-type="float">
            <text:p>96.0951004260499</text:p>
          </table:table-cell>
          <table:table-cell office:value-type="float" office:value="96.0824203692433" calcext:value-type="float">
            <text:p>96.0824203692433</text:p>
          </table:table-cell>
          <table:table-cell office:value-type="float" office:value="93.8947935686752" calcext:value-type="float">
            <text:p>93.8947935686752</text:p>
          </table:table-cell>
          <table:table-cell office:value-type="float" office:value="93.8827475147089" calcext:value-type="float">
            <text:p>93.8827475147089</text:p>
          </table:table-cell>
          <table:table-cell office:value-type="float" office:value="94.7145592412254" calcext:value-type="float">
            <text:p>94.7145592412254</text:p>
          </table:table-cell>
          <table:table-cell office:value-type="float" office:value="94.6857121119903" calcext:value-type="float">
            <text:p>94.6857121119903</text:p>
          </table:table-cell>
        </table:table-row>
        <table:table-row table:style-name="ro1">
          <table:table-cell office:value-type="string" calcext:value-type="string">
            <text:p>3Year</text:p>
          </table:table-cell>
          <table:table-cell office:value-type="float" office:value="92.2404491069454" calcext:value-type="float">
            <text:p>92.2404491069454</text:p>
          </table:table-cell>
          <table:table-cell office:value-type="float" office:value="95.8212662457313" calcext:value-type="float">
            <text:p>95.8212662457313</text:p>
          </table:table-cell>
          <table:table-cell office:value-type="float" office:value="94.7894012726335" calcext:value-type="float">
            <text:p>94.7894012726335</text:p>
          </table:table-cell>
          <table:table-cell office:value-type="float" office:value="95.5854113947375" calcext:value-type="float">
            <text:p>95.5854113947375</text:p>
          </table:table-cell>
          <table:table-cell office:value-type="float" office:value="95.8519765127878" calcext:value-type="float">
            <text:p>95.8519765127878</text:p>
          </table:table-cell>
          <table:table-cell office:value-type="float" office:value="93.1411812397121" calcext:value-type="float">
            <text:p>93.1411812397121</text:p>
          </table:table-cell>
          <table:table-cell office:value-type="float" office:value="93.1335036729479" calcext:value-type="float">
            <text:p>93.1335036729479</text:p>
          </table:table-cell>
          <table:table-cell office:value-type="float" office:value="93.8045230081321" calcext:value-type="float">
            <text:p>93.8045230081321</text:p>
          </table:table-cell>
          <table:table-cell office:value-type="float" office:value="93.7658280716409" calcext:value-type="float">
            <text:p>93.7658280716409</text:p>
          </table:table-cell>
        </table:table-row>
        <table:table-row table:style-name="ro1">
          <table:table-cell office:value-type="string" calcext:value-type="string">
            <text:p>4Year</text:p>
          </table:table-cell>
          <table:table-cell office:value-type="float" office:value="91.770082226439" calcext:value-type="float">
            <text:p>91.770082226439</text:p>
          </table:table-cell>
          <table:table-cell office:value-type="float" office:value="95.5440649378031" calcext:value-type="float">
            <text:p>95.5440649378031</text:p>
          </table:table-cell>
          <table:table-cell office:value-type="float" office:value="94.7850516550706" calcext:value-type="float">
            <text:p>94.7850516550706</text:p>
          </table:table-cell>
          <table:table-cell office:value-type="float" office:value="95.6745203457727" calcext:value-type="float">
            <text:p>95.6745203457727</text:p>
          </table:table-cell>
          <table:table-cell office:value-type="float" office:value="95.7865275142315" calcext:value-type="float">
            <text:p>95.7865275142315</text:p>
          </table:table-cell>
          <table:table-cell office:value-type="float" office:value="93.4788504111322" calcext:value-type="float">
            <text:p>93.4788504111322</text:p>
          </table:table-cell>
          <table:table-cell office:value-type="float" office:value="93.5048756061564" calcext:value-type="float">
            <text:p>93.5048756061564</text:p>
          </table:table-cell>
          <table:table-cell office:value-type="float" office:value="93.9772823107737" calcext:value-type="float">
            <text:p>93.9772823107737</text:p>
          </table:table-cell>
          <table:table-cell office:value-type="float" office:value="93.9848592662871" calcext:value-type="float">
            <text:p>93.9848592662871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84.8785494834113" calcext:value-type="float">
            <text:p>84.8785494834113</text:p>
          </table:table-cell>
          <table:table-cell table:number-columns-repeated="2" office:value-type="float" office:value="85.0840754370068" calcext:value-type="float">
            <text:p>85.0840754370068</text:p>
          </table:table-cell>
          <table:table-cell table:number-columns-repeated="2" office:value-type="float" office:value="85.2951490063164" calcext:value-type="float">
            <text:p>85.2951490063164</text:p>
          </table:table-cell>
          <table:table-cell office:value-type="float" office:value="85.0828206191668" calcext:value-type="float">
            <text:p>85.0828206191668</text:p>
          </table:table-cell>
          <table:table-cell office:value-type="float" office:value="85.1094359659852" calcext:value-type="float">
            <text:p>85.1094359659852</text:p>
          </table:table-cell>
          <table:table-cell office:value-type="float" office:value="85.1057375555092" calcext:value-type="float">
            <text:p>85.1057375555092</text:p>
          </table:table-cell>
          <table:table-cell office:value-type="float" office:value="85.1115493434" calcext:value-type="float">
            <text:p>85.1115493434</text:p>
          </table:table-cell>
        </table:table-row>
        <table:table-row table:style-name="ro1">
          <table:table-cell office:value-type="string" calcext:value-type="string">
            <text:p>AdultAutism</text:p>
          </table:table-cell>
          <table:table-cell table:number-columns-repeated="9" office:value-type="float" office:value="96.8064516129032" calcext:value-type="float">
            <text:p>96.8064516129032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73.6881720430108" calcext:value-type="float">
            <text:p>73.6881720430108</text:p>
          </table:table-cell>
          <table:table-cell table:number-columns-repeated="4" office:value-type="float" office:value="74.2706093189964" calcext:value-type="float">
            <text:p>74.2706093189964</text:p>
          </table:table-cell>
          <table:table-cell table:number-columns-repeated="3" office:value-type="float" office:value="74.0465949820788" calcext:value-type="float">
            <text:p>74.0465949820788</text:p>
          </table:table-cell>
          <table:table-cell office:value-type="float" office:value="74.0577956989247" calcext:value-type="float">
            <text:p>74.0577956989247</text:p>
          </table:table-cell>
        </table:table-row>
        <table:table-row table:style-name="ro1">
          <table:table-cell office:value-type="string" calcext:value-type="string">
            <text:p>BreastCancerW</text:p>
          </table:table-cell>
          <table:table-cell office:value-type="float" office:value="93.8387096774194" calcext:value-type="float">
            <text:p>93.8387096774194</text:p>
          </table:table-cell>
          <table:table-cell table:number-columns-repeated="2" office:value-type="float" office:value="94.889400921659" calcext:value-type="float">
            <text:p>94.889400921659</text:p>
          </table:table-cell>
          <table:table-cell table:number-columns-repeated="2" office:value-type="float" office:value="94.926267281106" calcext:value-type="float">
            <text:p>94.926267281106</text:p>
          </table:table-cell>
          <table:table-cell table:number-columns-repeated="2" office:value-type="float" office:value="94.8341013824885" calcext:value-type="float">
            <text:p>94.8341013824885</text:p>
          </table:table-cell>
          <table:table-cell office:value-type="float" office:value="94.9308755760369" calcext:value-type="float">
            <text:p>94.9308755760369</text:p>
          </table:table-cell>
          <table:table-cell office:value-type="float" office:value="94.9124423963134" calcext:value-type="float">
            <text:p>94.9124423963134</text:p>
          </table:table-cell>
        </table:table-row>
        <table:table-row table:style-name="ro1">
          <table:table-cell office:value-type="string" calcext:value-type="string">
            <text:p>CollegesUSNews</text:p>
          </table:table-cell>
          <table:table-cell office:value-type="float" office:value="52.0112804274688" calcext:value-type="float">
            <text:p>52.0112804274688</text:p>
          </table:table-cell>
          <table:table-cell office:value-type="float" office:value="72.2368889768454" calcext:value-type="float">
            <text:p>72.2368889768454</text:p>
          </table:table-cell>
          <table:table-cell office:value-type="float" office:value="72.8503859093608" calcext:value-type="float">
            <text:p>72.8503859093608</text:p>
          </table:table-cell>
          <table:table-cell office:value-type="float" office:value="91.8292103700772" calcext:value-type="float">
            <text:p>91.8292103700772</text:p>
          </table:table-cell>
          <table:table-cell office:value-type="float" office:value="92.9077775578864" calcext:value-type="float">
            <text:p>92.9077775578864</text:p>
          </table:table-cell>
          <table:table-cell office:value-type="float" office:value="72.8157530180091" calcext:value-type="float">
            <text:p>72.8157530180091</text:p>
          </table:table-cell>
          <table:table-cell office:value-type="float" office:value="73.4243023946171" calcext:value-type="float">
            <text:p>73.4243023946171</text:p>
          </table:table-cell>
          <table:table-cell office:value-type="float" office:value="82.2903225806452" calcext:value-type="float">
            <text:p>82.2903225806452</text:p>
          </table:table-cell>
          <table:table-cell office:value-type="float" office:value="79.9179695230556" calcext:value-type="float">
            <text:p>79.9179695230556</text:p>
          </table:table-cell>
        </table:table-row>
        <table:table-row table:style-name="ro1">
          <table:table-cell office:value-type="string" calcext:value-type="string">
            <text:p>CongretionalVoting</text:p>
          </table:table-cell>
          <table:table-cell office:value-type="float" office:value="93.6694288250962" calcext:value-type="float">
            <text:p>93.6694288250962</text:p>
          </table:table-cell>
          <table:table-cell table:number-columns-repeated="2" office:value-type="float" office:value="93.787807043504" calcext:value-type="float">
            <text:p>93.787807043504</text:p>
          </table:table-cell>
          <table:table-cell table:number-columns-repeated="2" office:value-type="float" office:value="94.5572654631548" calcext:value-type="float">
            <text:p>94.5572654631548</text:p>
          </table:table-cell>
          <table:table-cell office:value-type="float" office:value="94.0393607576206" calcext:value-type="float">
            <text:p>94.0393607576206</text:p>
          </table:table-cell>
          <table:table-cell office:value-type="float" office:value="93.8691920686594" calcext:value-type="float">
            <text:p>93.8691920686594</text:p>
          </table:table-cell>
          <table:table-cell office:value-type="float" office:value="94.4980763539509" calcext:value-type="float">
            <text:p>94.4980763539509</text:p>
          </table:table-cell>
          <table:table-cell office:value-type="float" office:value="94.2761171944362" calcext:value-type="float">
            <text:p>94.2761171944362</text:p>
          </table:table-cell>
        </table:table-row>
        <table:table-row table:style-name="ro1">
          <table:table-cell office:value-type="string" calcext:value-type="string">
            <text:p>CreditApproval</text:p>
          </table:table-cell>
          <table:table-cell office:value-type="float" office:value="82.9895580831624" calcext:value-type="float">
            <text:p>82.9895580831624</text:p>
          </table:table-cell>
          <table:table-cell table:number-columns-repeated="2" office:value-type="float" office:value="85.5068058922245" calcext:value-type="float">
            <text:p>85.5068058922245</text:p>
          </table:table-cell>
          <table:table-cell table:number-columns-repeated="2" office:value-type="float" office:value="85.4508670520231" calcext:value-type="float">
            <text:p>85.4508670520231</text:p>
          </table:table-cell>
          <table:table-cell office:value-type="float" office:value="85.3110199515197" calcext:value-type="float">
            <text:p>85.3110199515197</text:p>
          </table:table-cell>
          <table:table-cell office:value-type="float" office:value="85.3995897818385" calcext:value-type="float">
            <text:p>85.3995897818385</text:p>
          </table:table-cell>
          <table:table-cell office:value-type="float" office:value="85.4928211821742" calcext:value-type="float">
            <text:p>85.4928211821742</text:p>
          </table:table-cell>
          <table:table-cell office:value-type="float" office:value="85.4555286220399" calcext:value-type="float">
            <text:p>85.4555286220399</text:p>
          </table:table-cell>
        </table:table-row>
        <table:table-row table:style-name="ro1">
          <table:table-cell office:value-type="string" calcext:value-type="string">
            <text:p>JungleChessRatElephant</text:p>
          </table:table-cell>
          <table:table-cell office:value-type="float" office:value="96.2863726135616" calcext:value-type="float">
            <text:p>96.2863726135616</text:p>
          </table:table-cell>
          <table:table-cell table:number-columns-repeated="2" office:value-type="float" office:value="96.4421768707483" calcext:value-type="float">
            <text:p>96.4421768707483</text:p>
          </table:table-cell>
          <table:table-cell office:value-type="float" office:value="96.5650647355717" calcext:value-type="float">
            <text:p>96.5650647355717</text:p>
          </table:table-cell>
          <table:table-cell office:value-type="float" office:value="96.5606758832565" calcext:value-type="float">
            <text:p>96.5606758832565</text:p>
          </table:table-cell>
          <table:table-cell office:value-type="float" office:value="96.4103576914637" calcext:value-type="float">
            <text:p>96.4103576914637</text:p>
          </table:table-cell>
          <table:table-cell office:value-type="float" office:value="96.4575378538512" calcext:value-type="float">
            <text:p>96.4575378538512</text:p>
          </table:table-cell>
          <table:table-cell office:value-type="float" office:value="96.4707044107966" calcext:value-type="float">
            <text:p>96.4707044107966</text:p>
          </table:table-cell>
          <table:table-cell office:value-type="float" office:value="96.4646697388633" calcext:value-type="float">
            <text:p>96.4646697388633</text:p>
          </table:table-cell>
        </table:table-row>
        <table:table-row table:style-name="ro1">
          <table:table-cell office:value-type="string" calcext:value-type="string">
            <text:p>JungleChessRatPanther</text:p>
          </table:table-cell>
          <table:table-cell office:value-type="float" office:value="96.3368444151854" calcext:value-type="float">
            <text:p>96.3368444151854</text:p>
          </table:table-cell>
          <table:table-cell table:number-columns-repeated="4" office:value-type="float" office:value="96.3917050691244" calcext:value-type="float">
            <text:p>96.3917050691244</text:p>
          </table:table-cell>
          <table:table-cell office:value-type="float" office:value="96.3631775290761" calcext:value-type="float">
            <text:p>96.3631775290761</text:p>
          </table:table-cell>
          <table:table-cell office:value-type="float" office:value="96.358788676761" calcext:value-type="float">
            <text:p>96.358788676761</text:p>
          </table:table-cell>
          <table:table-cell office:value-type="float" office:value="96.3807329383366" calcext:value-type="float">
            <text:p>96.3807329383366</text:p>
          </table:table-cell>
          <table:table-cell office:value-type="float" office:value="96.3796357252578" calcext:value-type="float">
            <text:p>96.3796357252578</text:p>
          </table:table-cell>
        </table:table-row>
        <table:table-row table:style-name="ro1">
          <table:table-cell office:value-type="string" calcext:value-type="string">
            <text:p>MammographicMass</text:p>
          </table:table-cell>
          <table:table-cell office:value-type="float" office:value="72.6597510373444" calcext:value-type="float">
            <text:p>72.6597510373444</text:p>
          </table:table-cell>
          <table:table-cell office:value-type="float" office:value="82.9930397537144" calcext:value-type="float">
            <text:p>82.9930397537144</text:p>
          </table:table-cell>
          <table:table-cell office:value-type="float" office:value="83.0331950207469" calcext:value-type="float">
            <text:p>83.0331950207469</text:p>
          </table:table-cell>
          <table:table-cell table:number-columns-repeated="2" office:value-type="float" office:value="84.03707669656" calcext:value-type="float">
            <text:p>84.03707669656</text:p>
          </table:table-cell>
          <table:table-cell office:value-type="float" office:value="82.8959978583858" calcext:value-type="float">
            <text:p>82.8959978583858</text:p>
          </table:table-cell>
          <table:table-cell office:value-type="float" office:value="82.8792664971222" calcext:value-type="float">
            <text:p>82.8792664971222</text:p>
          </table:table-cell>
          <table:table-cell office:value-type="float" office:value="83.5083656806318" calcext:value-type="float">
            <text:p>83.5083656806318</text:p>
          </table:table-cell>
          <table:table-cell office:value-type="float" office:value="83.5217507696426" calcext:value-type="float">
            <text:p>83.5217507696426</text:p>
          </table:table-cell>
        </table:table-row>
        <table:table-row table:style-name="ro1">
          <table:table-cell office:value-type="string" calcext:value-type="string">
            <text:p>Mice</text:p>
          </table:table-cell>
          <table:table-cell table:number-columns-repeated="9" office:value-type="float" office:value="96.8064516129032" calcext:value-type="float">
            <text:p>96.8064516129032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table:number-columns-repeated="6" office:value-type="float" office:value="96.7953336192246" calcext:value-type="float">
            <text:p>96.7953336192246</text:p>
          </table:table-cell>
          <table:table-cell office:value-type="float" office:value="96.794539476819" calcext:value-type="float">
            <text:p>96.794539476819</text:p>
          </table:table-cell>
          <table:table-cell office:value-type="float" office:value="96.765553279014" calcext:value-type="float">
            <text:p>96.765553279014</text:p>
          </table:table-cell>
          <table:table-cell office:value-type="float" office:value="96.788186337574" calcext:value-type="float">
            <text:p>96.788186337574</text:p>
          </table:table-cell>
        </table:table-row>
        <table:table-row table:style-name="ro1">
          <table:table-cell/>
          <table:table-cell table:formula="of:=AVERAGE([.B2:.B16])" office:value-type="float" office:value="87.5838875505608" calcext:value-type="float">
            <text:p>87.5838875505608</text:p>
          </table:table-cell>
          <table:table-cell table:formula="of:=AVERAGE([.C2:.C16])" office:value-type="float" office:value="90.6342859954387" calcext:value-type="float">
            <text:p>90.6342859954387</text:p>
          </table:table-cell>
          <table:table-cell table:formula="of:=AVERAGE([.D2:.D16])" office:value-type="float" office:value="90.4916047587929" calcext:value-type="float">
            <text:p>90.4916047587929</text:p>
          </table:table-cell>
          <table:table-cell table:formula="of:=AVERAGE([.E2:.E16])" office:value-type="float" office:value="92.0724322669681" calcext:value-type="float">
            <text:p>92.0724322669681</text:p>
          </table:table-cell>
          <table:table-cell table:formula="of:=AVERAGE([.F2:.F16])" office:value-type="float" office:value="92.1684369713145" calcext:value-type="float">
            <text:p>92.1684369713145</text:p>
          </table:table-cell>
          <table:table-cell table:formula="of:=AVERAGE([.G2:.G16])" office:value-type="float" office:value="90.1814830569573" calcext:value-type="float">
            <text:p>90.1814830569573</text:p>
          </table:table-cell>
          <table:table-cell table:formula="of:=AVERAGE([.H2:.H16])" office:value-type="float" office:value="90.2204919399894" calcext:value-type="float">
            <text:p>90.2204919399894</text:p>
          </table:table-cell>
          <table:table-cell table:formula="of:=AVERAGE([.I2:.I16])" office:value-type="float" office:value="91.0399368216741" calcext:value-type="float">
            <text:p>91.0399368216741</text:p>
          </table:table-cell>
          <table:table-cell table:formula="of:=AVERAGE([.J2:.J16])" office:value-type="float" office:value="90.8623298683488" calcext:value-type="float">
            <text:p>90.862329868348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diaEModaMesmaClasse</text:p>
          </table:table-cell>
          <table:table-cell office:value-type="float" office:value="92.1684369713145" calcext:value-type="float">
            <text:p>92.1684369713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MesmaClasse_A</text:p>
          </table:table-cell>
          <table:table-cell office:value-type="float" office:value="92.0724322669681" calcext:value-type="float">
            <text:p>92.0724322669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MesmaClasse_A</text:p>
          </table:table-cell>
          <table:table-cell office:value-type="float" office:value="91.0399368216741" calcext:value-type="float">
            <text:p>91.0399368216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MesmaClasse</text:p>
          </table:table-cell>
          <table:table-cell office:value-type="float" office:value="90.8623298683488" calcext:value-type="float">
            <text:p>90.8623298683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_A</text:p>
          </table:table-cell>
          <table:table-cell office:value-type="float" office:value="90.6342859954387" calcext:value-type="float">
            <text:p>90.6342859954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EModaCompleto</text:p>
          </table:table-cell>
          <table:table-cell office:value-type="float" office:value="90.4916047587929" calcext:value-type="float">
            <text:p>90.4916047587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</text:p>
          </table:table-cell>
          <table:table-cell office:value-type="float" office:value="90.2204919399894" calcext:value-type="float">
            <text:p>90.2204919399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NCompleto_A</text:p>
          </table:table-cell>
          <table:table-cell office:value-type="float" office:value="90.1814830569573" calcext:value-type="float">
            <text:p>90.1814830569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87.5838875505608" calcext:value-type="float">
            <text:p>87.5838875505608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J48.A20:J48.B2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7:27:49.421641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2T18:32:52.118395893</dc:date>
    <meta:editing-duration>PT54M53S</meta:editing-duration>
    <meta:editing-cycles>2</meta:editing-cycles>
    <meta:document-statistic meta:table-count="1" meta:cell-count="187" meta:object-count="0"/>
  </office:meta>
</office:document-meta>
</file>